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91e" officeooo:paragraph-rsid="000f891e"/>
    </style:style>
    <style:style style:name="P2" style:family="paragraph" style:parent-style-name="Standard">
      <style:paragraph-properties fo:text-align="center" style:justify-single-word="false"/>
      <style:text-properties officeooo:rsid="000f891e" officeooo:paragraph-rsid="000f891e"/>
    </style:style>
    <style:style style:name="P3" style:family="paragraph" style:parent-style-name="Standard">
      <style:text-properties officeooo:rsid="000f891e" officeooo:paragraph-rsid="0010729a"/>
    </style:style>
    <style:style style:name="P4" style:family="paragraph" style:parent-style-name="Standard">
      <style:text-properties officeooo:rsid="000f891e" officeooo:paragraph-rsid="0011db41"/>
    </style:style>
    <style:style style:name="P5" style:family="paragraph" style:parent-style-name="Standard">
      <style:text-properties officeooo:rsid="000f891e" officeooo:paragraph-rsid="001368b8"/>
    </style:style>
    <style:style style:name="P6" style:family="paragraph" style:parent-style-name="Standard">
      <style:text-properties fo:font-style="italic" officeooo:rsid="000f891e" officeooo:paragraph-rsid="000f891e" style:font-style-asian="italic" style:font-style-complex="italic"/>
    </style:style>
    <style:style style:name="P7" style:family="paragraph" style:parent-style-name="Standard">
      <style:text-properties officeooo:rsid="0011db41" officeooo:paragraph-rsid="0011db41"/>
    </style:style>
    <style:style style:name="P8" style:family="paragraph" style:parent-style-name="Standard">
      <style:text-properties officeooo:rsid="001368b8" officeooo:paragraph-rsid="001368b8"/>
    </style:style>
    <style:style style:name="P9" style:family="paragraph" style:parent-style-name="Standard">
      <style:text-properties officeooo:rsid="00146ff3" officeooo:paragraph-rsid="000f891e"/>
    </style:style>
    <style:style style:name="P10" style:family="paragraph" style:parent-style-name="Standard">
      <style:text-properties officeooo:rsid="00146ff3" officeooo:paragraph-rsid="00146ff3"/>
    </style:style>
    <style:style style:name="P11" style:family="paragraph" style:parent-style-name="Standard">
      <style:text-properties officeooo:rsid="00146ff3" officeooo:paragraph-rsid="001368b8"/>
    </style:style>
    <style:style style:name="P12" style:family="paragraph" style:parent-style-name="Standard">
      <style:text-properties officeooo:rsid="00146ff3" officeooo:paragraph-rsid="001629de"/>
    </style:style>
    <style:style style:name="P13" style:family="paragraph" style:parent-style-name="Standard">
      <style:text-properties officeooo:rsid="00146ff3" officeooo:paragraph-rsid="0017541a"/>
    </style:style>
    <style:style style:name="P14" style:family="paragraph" style:parent-style-name="Standard">
      <style:text-properties officeooo:rsid="00148108" officeooo:paragraph-rsid="00148108"/>
    </style:style>
    <style:style style:name="P15" style:family="paragraph" style:parent-style-name="Standard">
      <style:text-properties officeooo:rsid="00148108" officeooo:paragraph-rsid="001629de"/>
    </style:style>
    <style:style style:name="P16" style:family="paragraph" style:parent-style-name="Standard">
      <style:text-properties officeooo:rsid="00148108" officeooo:paragraph-rsid="0017541a"/>
    </style:style>
    <style:style style:name="P17" style:family="paragraph" style:parent-style-name="Standard">
      <style:text-properties officeooo:rsid="001629de" officeooo:paragraph-rsid="001629de"/>
    </style:style>
    <style:style style:name="P18" style:family="paragraph" style:parent-style-name="Standard">
      <style:text-properties officeooo:rsid="001629de" officeooo:paragraph-rsid="0017541a"/>
    </style:style>
    <style:style style:name="P19" style:family="paragraph" style:parent-style-name="Standard">
      <style:text-properties officeooo:rsid="0017541a" officeooo:paragraph-rsid="0017541a"/>
    </style:style>
    <style:style style:name="P20" style:family="paragraph" style:parent-style-name="Standard">
      <style:text-properties officeooo:paragraph-rsid="0017541a"/>
    </style:style>
    <style:style style:name="P21" style:family="paragraph" style:parent-style-name="Standard">
      <style:text-properties officeooo:rsid="0018f40a" officeooo:paragraph-rsid="0018f40a"/>
    </style:style>
    <style:style style:name="P22" style:family="paragraph" style:parent-style-name="Standard">
      <style:text-properties officeooo:rsid="0019fc29" officeooo:paragraph-rsid="0019fc29"/>
    </style:style>
    <style:style style:name="P23" style:family="paragraph" style:parent-style-name="Standard">
      <style:paragraph-properties fo:break-before="page"/>
      <style:text-properties officeooo:rsid="00146ff3" officeooo:paragraph-rsid="00146ff3"/>
    </style:style>
    <style:style style:name="P24" style:family="paragraph" style:parent-style-name="Standard">
      <style:text-properties officeooo:rsid="001368b8" officeooo:paragraph-rsid="001368b8"/>
    </style:style>
    <style:style style:name="P25" style:family="paragraph" style:parent-style-name="Standard">
      <style:text-properties officeooo:rsid="00148108" officeooo:paragraph-rsid="001c345a"/>
    </style:style>
    <style:style style:name="P26" style:family="paragraph" style:parent-style-name="Standard">
      <style:text-properties officeooo:rsid="0018f40a" officeooo:paragraph-rsid="001c345a"/>
    </style:style>
    <style:style style:name="P27" style:family="paragraph" style:parent-style-name="Standard">
      <style:text-properties officeooo:rsid="0018f40a" officeooo:paragraph-rsid="0018f40a"/>
    </style:style>
    <style:style style:name="P28" style:family="paragraph" style:parent-style-name="Standard">
      <style:text-properties officeooo:rsid="001629de" officeooo:paragraph-rsid="001629de"/>
    </style:style>
    <style:style style:name="P29" style:family="paragraph" style:parent-style-name="Standard">
      <style:text-properties officeooo:rsid="001629de" officeooo:paragraph-rsid="00148108"/>
    </style:style>
    <style:style style:name="P30" style:family="paragraph" style:parent-style-name="Standard">
      <style:text-properties officeooo:rsid="001c345a" officeooo:paragraph-rsid="001c345a"/>
    </style:style>
    <style:style style:name="P31" style:family="paragraph" style:parent-style-name="Standard">
      <style:text-properties officeooo:rsid="0017541a" officeooo:paragraph-rsid="001629de"/>
    </style:style>
    <style:style style:name="T1" style:family="text">
      <style:text-properties officeooo:rsid="000f891e"/>
    </style:style>
    <style:style style:name="T2" style:family="text">
      <style:text-properties officeooo:rsid="001072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729a" style:font-style-asian="italic" style:font-style-complex="italic"/>
    </style:style>
    <style:style style:name="T5" style:family="text">
      <style:text-properties fo:font-style="italic" officeooo:rsid="0011db41" style:font-style-asian="italic" style:font-style-complex="italic"/>
    </style:style>
    <style:style style:name="T6" style:family="text">
      <style:text-properties fo:font-style="italic" officeooo:rsid="0017541a" style:font-style-asian="italic" style:font-style-complex="italic"/>
    </style:style>
    <style:style style:name="T7" style:family="text">
      <style:text-properties fo:font-style="italic" officeooo:rsid="001c345a" style:font-style-asian="italic" style:font-style-complex="italic"/>
    </style:style>
    <style:style style:name="T8" style:family="text">
      <style:text-properties officeooo:rsid="0011db4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db41" style:font-weight-asian="bold" style:font-weight-complex="bold"/>
    </style:style>
    <style:style style:name="T11" style:family="text">
      <style:text-properties fo:font-weight="bold" officeooo:rsid="0010729a" style:font-weight-asian="bold" style:font-weight-complex="bold"/>
    </style:style>
    <style:style style:name="T12" style:family="text">
      <style:text-properties fo:font-weight="bold" officeooo:rsid="001c345a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368b8" style:font-style-asian="normal" style:font-style-complex="normal"/>
    </style:style>
    <style:style style:name="T15" style:family="text">
      <style:text-properties officeooo:rsid="001368b8"/>
    </style:style>
    <style:style style:name="T16" style:family="text">
      <style:text-properties style:font-name="Courier New"/>
    </style:style>
    <style:style style:name="T17" style:family="text">
      <style:text-properties officeooo:rsid="00148108"/>
    </style:style>
    <style:style style:name="T18" style:family="text">
      <style:text-properties officeooo:rsid="001629de"/>
    </style:style>
    <style:style style:name="T19" style:family="text">
      <style:text-properties officeooo:rsid="0017541a"/>
    </style:style>
    <style:style style:name="T20" style:family="text">
      <style:text-properties officeooo:rsid="0019fc29"/>
    </style:style>
    <style:style style:name="T21" style:family="text">
      <style:text-properties officeooo:rsid="001c3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<text:span text:style-name="T17">ed</text:span> Modal Logic</text:p>
      <text:p text:style-name="P2">by Sven Nilsen, 2020</text:p>
      <text:p text:style-name="P1"/>
      <text:p text:style-name="P6">In this paper I introduce a modal logic for <text:span text:style-name="T17">the </text:span>answer<text:span text:style-name="T17">ed</text:span> predicate of questions.</text:p>
      <text:p text:style-name="P1"/>
      <text:p text:style-name="P1">The meta-knowledge of the answer of a question can be modeled using <text:span text:style-name="T8">a set of </text:span>the following symbols:</text:p>
      <text:p text:style-name="P1"/>
      <text:p text:style-name="P3"><text:tab/>{□, ◇, ¬◇}<text:tab/><text:span text:style-name="T8">All possible states of knowledge about question (</text:span><text:span text:style-name="T5">unknown</text:span><text:span text:style-name="T8"> </text:span><text:span text:style-name="T10">unanswered</text:span><text:span text:style-name="T8">)</text:span></text:p>
      <text:p text:style-name="P1"/>
      <text:p text:style-name="P1"><text:tab/>□<text:tab/><text:tab/>The question is answered <text:span text:style-name="T2">(</text:span><text:span text:style-name="T4">known</text:span><text:span text:style-name="T2"> </text:span><text:span text:style-name="T11">answered</text:span><text:span text:style-name="T2">)</text:span></text:p>
      <text:p text:style-name="P1"><text:tab/>◇<text:tab/><text:tab/>There exists a case where the question is answered <text:span text:style-name="T2">(</text:span><text:span text:style-name="T4">unknown</text:span><text:span text:style-name="T2"> </text:span><text:span text:style-name="T11">answered</text:span><text:span text:style-name="T2">)</text:span></text:p>
      <text:p text:style-name="P1"><text:tab/>¬◇<text:tab/><text:tab/>There exists no case where the question is answered <text:span text:style-name="T2">(</text:span><text:span text:style-name="T4">known</text:span><text:span text:style-name="T2"> </text:span><text:span text:style-name="T11">unanswered</text:span><text:span text:style-name="T2">)</text:span></text:p>
      <text:p text:style-name="P1"/>
      <text:p text:style-name="P7">Inversion laws:</text:p>
      <text:p text:style-name="P1"/>
      <text:p text:style-name="P3"><text:tab/>¬□ <text:span text:style-name="T2">= {</text:span>◇, ¬◇<text:span text:style-name="T2">}</text:span></text:p>
      <text:p text:style-name="P3"><text:tab/>¬¬□ <text:span text:style-name="T2">= {</text:span>□<text:span text:style-name="T8">}</text:span></text:p>
      <text:p text:style-name="P3"><text:tab/>¬◇ <text:span text:style-name="T2">= {</text:span>¬◇<text:span text:style-name="T2">}</text:span></text:p>
      <text:p text:style-name="P3"><text:tab/>¬¬◇ <text:span text:style-name="T2">= {</text:span>◇<text:span text:style-name="T2">}</text:span></text:p>
      <text:p text:style-name="P4"/>
      <text:p text:style-name="P16">When a law is in the form `X =&gt; {<text:span text:style-name="T1">□</text:span>, <text:span text:style-name="T1">◇</text:span>, <text:span text:style-name="T1">¬◇</text:span>}Y` one can choose:</text:p>
      <text:p text:style-name="P15"/>
      <text:p text:style-name="P16"><text:tab/><text:span text:style-name="T1">◇(</text:span>X =&gt; <text:span text:style-name="T1">□</text:span>Y<text:span text:style-name="T18">)</text:span></text:p>
      <text:p text:style-name="P16"><text:span text:style-name="T18"><text:tab/>◇(</text:span>X =&gt; <text:span text:style-name="T1">◇</text:span>Y<text:span text:style-name="T18">)</text:span></text:p>
      <text:p text:style-name="P16"><text:tab/><text:span text:style-name="T1">◇(</text:span>X =&gt; <text:span text:style-name="T1">¬◇</text:span>Y<text:span text:style-name="T18">)</text:span></text:p>
      <text:p text:style-name="P4"/>
      <text:p text:style-name="P17">Here, the `<text:span text:style-name="T1">◇</text:span>` operator reflects on the semantics of the logic <text:span text:style-name="T19">itself</text:span>.</text:p>
      <text:p text:style-name="P19"><text:span text:style-name="T20">When used this way, </text:span>it is not an operator of questions directly, <text:span text:style-name="T20">but </text:span>as a meta-operator.</text:p>
      <text:p text:style-name="P4"/>
      <text:p text:style-name="P7">Notice that this logic deviates from epistemic modal logic, which uses semantics “it is known <text:span text:style-name="T3">that</text:span><text:span text:style-name="T13"> </text:span><text:span text:style-name="T14">X</text:span>”. </text:p>
      <text:p text:style-name="P7">Here, the logic refers to the knowledge of the answer, without describing what the answer is.</text:p>
      <text:p text:style-name="P1"/>
      <text:p text:style-name="P1">For example:</text:p>
      <text:p text:style-name="P1"/>
      <text:p text:style-name="P1"><text:tab/>□”A ∧ B” =&gt; ◇”A”</text:p>
      <text:p text:style-name="P1"/>
      <text:p text:style-name="P1">This can be read as “If I know value of `A ∧ B`, then there exists a case where I know value of A”.</text:p>
      <text:p text:style-name="P1"/>
      <text:p text:style-name="P5">In general, <text:span text:style-name="T15">the internal semantics of the questions is irrelevant for this logic.</text:span></text:p>
      <text:p text:style-name="P5"/>
      <text:p text:style-name="P8">Instead, the questions are treated as black boxes, with partial knowledge described e.g. in the form:</text:p>
      <text:p text:style-name="P1"/>
      <text:p text:style-name="P1"><text:tab/>□X =&gt; ◇Y</text:p>
      <text:p text:style-name="P9"/>
      <text:p text:style-name="P22">It is the partial knowledge described using this modal logic that can derive other partial knowledge.</text:p>
      <text:p text:style-name="P22">The internal semantics of the questions is only relevant for grounding the initial partial knowledge.</text:p>
      <text:p text:style-name="P23">I will now prove the following:</text:p>
      <text:p text:style-name="P8"/>
      <text:p text:style-name="P20"><text:span text:style-name="T16">∴</text:span><text:span text:style-name="T15"><text:tab/>(□X =&gt; ◇Y) =&gt; ◇(◇X =&gt; ◇Y)</text:span></text:p>
      <text:p text:style-name="P11"/>
      <text:p text:style-name="P10"><text:span text:style-name="T16">∵</text:span><text:tab/><text:span text:style-name="T1">□X =&gt; ◇Y</text:span></text:p>
      <text:p text:style-name="P10"><text:span text:style-name="T16">∴</text:span><text:tab/><text:span text:style-name="T1">¬◇Y </text:span>=&gt; <text:span text:style-name="T1">¬□X</text:span></text:p>
      <text:p text:style-name="P10"><text:span text:style-name="T16">∴</text:span><text:tab/><text:span text:style-name="T1">¬◇Y </text:span>=&gt; {<text:span text:style-name="T1">◇, ¬◇</text:span>}<text:span text:style-name="T1">X</text:span></text:p>
      <text:p text:style-name="P13"><text:span text:style-name="T16">∴</text:span><text:tab/><text:span text:style-name="T1">◇(¬◇Y </text:span>=&gt; <text:span text:style-name="T1">¬◇X)<text:tab/><text:tab/>Choosing `¬◇` among possible interpretations</text:span></text:p>
      <text:p text:style-name="P12"><text:span text:style-name="T16">∴</text:span><text:tab/><text:span text:style-name="T1">◇(◇</text:span>X<text:span text:style-name="T1"> </text:span>=&gt; <text:span text:style-name="T1">◇</text:span>Y<text:span text:style-name="T18">)</text:span></text:p>
      <text:p text:style-name="P10"><text:span text:style-name="T16">∴</text:span><text:tab/>Q.E.D.</text:p>
      <text:p text:style-name="P10"/>
      <text:p text:style-name="P14"><text:span text:style-name="T19">W</text:span>hen choosing the other possible interpretation:</text:p>
      <text:p text:style-name="P14"/>
      <text:p text:style-name="P16"><text:span text:style-name="T16">∴</text:span><text:tab/><text:span text:style-name="T1">◇(¬◇Y =&gt; ◇X)</text:span></text:p>
      <text:p text:style-name="P25"><text:span text:style-name="T16">∴</text:span><text:tab/><text:span text:style-name="T1">◇(¬◇</text:span>X<text:span text:style-name="T1"> =&gt; ◇</text:span>Y<text:span text:style-name="T19">)</text:span></text:p>
      <text:p text:style-name="P14"/>
      <text:p text:style-name="P25"><text:span text:style-name="T16">∴</text:span><text:tab/><text:span text:style-name="T15">(□X =&gt; ◇Y) =&gt; ◇(¬◇</text:span>X<text:span text:style-name="T1"> =&gt; ◇</text:span>Y<text:span text:style-name="T15">)</text:span></text:p>
      <text:p text:style-name="P29"/>
      <text:p text:style-name="P17">When there exists a case where `X` is answered means `Y` <text:span text:style-name="T19">is</text:span> <text:span text:style-name="T6">unknown</text:span><text:span text:style-name="T19"> </text:span><text:span text:style-name="T9">answered</text:span>,</text:p>
      <text:p text:style-name="P17"><text:span text:style-name="T21">it also possible that when `X` is </text:span><text:span text:style-name="T7">known</text:span><text:span text:style-name="T21"> </text:span><text:span text:style-name="T12">unanswered</text:span> <text:span text:style-name="T21">that</text:span> `Y` is <text:span text:style-name="T7">unknown</text:span> <text:span text:style-name="T9">answered</text:span>.</text:p>
      <text:p text:style-name="P30">Answering `X` or not does not change the answer of `Y`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13:01.904392000</meta:creation-date>
    <dc:date>2020-07-17T12:28:27.771160000</dc:date>
    <meta:editing-duration>PT6M1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4" meta:word-count="379" meta:character-count="2013" meta:non-whitespace-character-count="1660"/>
  </office:meta>
</office:document-meta>
</file>